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MS" svg:font-family="TrebuchetM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Illustration_20_Index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  <style:style style:name="P3" style:family="paragraph" style:parent-style-name="Footer">
      <style:paragraph-properties fo:text-align="end" style:justify-single-word="false"/>
      <style:text-properties style:font-name="Arial" fo:language="de" fo:country="D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 text:is-list-header="true">Abkürzungsverzeichnis</text:h>
      <text:illustration-index text:style-name="Sect1" text:name="Illustration Index1">
        <text:illustration-index-source text:caption-sequence-name="Abbildung" text:caption-sequence-format="category-and-value">
          <text:index-title-template text:style-name="Illustration_20_Index_20_Heading">Abbildungsverzeichnis</text:index-title-template>
          <text:illustration-index-entry-template text:style-name="Illustration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Illustration Index1_Head">
            <text:p text:style-name="Illustration_20_Index_20_Heading">Abbildungsverzeichnis</text:p>
          </text:index-title>
          <text:p text:style-name="P1"><text:a xlink:type="simple" xlink:href="#Abbildung!0|sequence" text:style-name="Index_20_Link" text:visited-style-name="Index_20_Link">Abbildung 1<text:tab/>14</text:a></text:p>
          <text:p text:style-name="P1"><text:a xlink:type="simple" xlink:href="#Abbildung!1|sequence" text:style-name="Index_20_Link" text:visited-style-name="Index_20_Link">Abbildung 2<text:tab/>15</text:a></text:p>
          <text:p text:style-name="P1"><text:a xlink:type="simple" xlink:href="#Abbildung!2|sequence" text:style-name="Index_20_Link" text:visited-style-name="Index_20_Link">Abbildung 3<text:tab/>16</text:a></text:p>
          <text:p text:style-name="P1"><text:a xlink:type="simple" xlink:href="#Abbildung!5|sequence" text:style-name="Index_20_Link" text:visited-style-name="Index_20_Link">Abbildung 4<text:tab/>23</text:a></text:p>
          <text:p text:style-name="P1"><text:a xlink:type="simple" xlink:href="#Abbildung!6|sequence" text:style-name="Index_20_Link" text:visited-style-name="Index_20_Link">Abbildung 5<text:tab/>24</text:a></text:p>
          <text:p text:style-name="P1"><text:a xlink:type="simple" xlink:href="#Abbildung!3|sequence" text:style-name="Index_20_Link" text:visited-style-name="Index_20_Link">Abbildung 6<text:tab/>9</text:a></text:p>
          <text:p text:style-name="P1"><text:a xlink:type="simple" xlink:href="#Abbildung!4|sequence" text:style-name="Index_20_Link" text:visited-style-name="Index_20_Link">Abbildung 7<text:tab/>10</text:a></text:p>
        </text:index-body>
      </text:illustration-index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rebuchetMS" svg:font-family="TrebuchetM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class="text">
      <style:paragraph-properties fo:margin-top="0.21cm" fo:margin-bottom="0.21cm" loext:contextual-spacing="false" fo:line-height="150%"/>
      <style:text-properties style:font-name="Arial" fo:font-family="Arial" style:font-family-generic="swiss" style:font-pitch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style:font-pitch="variable" fo:font-size="10pt" fo:font-style="italic" officeooo:rsid="01421a08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Tabelle" style:family="paragraph" style:parent-style-name="Caption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0cm" fo:margin-right="0cm" fo:margin-top="0.21cm" fo:margin-bottom="0.21cm" loext:contextual-spacing="false" fo:line-height="150%" fo:text-indent="0cm" style:auto-text-indent="false">
        <style:tab-stops>
          <style:tab-stop style:position="13.503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Abbildung" style:family="paragraph" style:parent-style-name="Caption"/>
    <style:style style:name="Illustration_20_Index_20_1" style:display-name="Illustration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>
      <style:text-properties style:font-name="Arial" fo:font-family="Arial" style:font-family-generic="swiss" style:font-pitch="variabl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cm" fo:margin-right="1cm" fo:margin-top="0cm" fo:margin-bottom="0.499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officeooo:rsid="026939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eite" style:family="paragraph" style:parent-style-name="Footer">
      <style:paragraph-properties fo:text-align="end" style:justify-single-word="false"/>
      <style:text-properties fo:font-size="8pt" style:font-size-asian="8pt"/>
    </style:style>
    <style:style style:name="Anrede" style:family="paragraph" style:parent-style-name="Standard" style:next-style-name="Standard">
      <style:paragraph-properties fo:margin-top="0cm" fo:margin-bottom="0.423cm" loext:contextual-spacing="false"/>
    </style:style>
    <style:style style:name="mfG" style:family="paragraph" style:parent-style-name="Standard">
      <style:paragraph-properties fo:margin-top="0.847cm" fo:margin-bottom="1.27cm" loext:contextual-spacing="false"/>
      <style:text-properties style:font-size-complex="12pt"/>
    </style:style>
    <style:style style:name="Adresse" style:family="paragraph" style:parent-style-name="Standard">
      <style:paragraph-properties fo:line-height="0.459cm">
        <style:tab-stops>
          <style:tab-stop style:position="5.831cm"/>
        </style:tab-stops>
      </style:paragraph-properties>
      <style:text-properties style:font-name="Calibri" fo:font-family="Calibri" style:font-pitch="variable"/>
    </style:style>
    <style:style style:name="Datum" style:family="paragraph" style:parent-style-name="Standard" style:next-style-name="Standard">
      <style:paragraph-properties fo:margin-top="0.529cm" fo:margin-bottom="1.129cm" loext:contextual-spacing="false" fo:text-align="end" style:justify-single-word="false"/>
      <style:text-properties style:font-name="Calibri" fo:font-family="Calibri" style:font-pitch="variable" fo:font-size="10pt" style:font-size-asian="10pt"/>
    </style:style>
    <style:style style:name="Betreff" style:family="paragraph" style:parent-style-name="Standard">
      <style:paragraph-properties fo:margin-top="0cm" fo:margin-bottom="1.199cm" loext:contextual-spacing="false">
        <style:tab-stops>
          <style:tab-stop style:position="13.935cm"/>
        </style:tab-stops>
      </style:paragraph-properties>
      <style:text-properties style:font-name="Calibri" fo:font-family="Calibri" style:font-pitch="variable"/>
    </style:style>
    <style:style style:name="_5b_No_20_paragraph_20_style_5d_" style:display-name="[No paragraph style]" style:family="paragraph">
      <style:paragraph-properties fo:line-height="120%" fo:orphans="2" fo:widows="2" style:text-autospace="none" style:vertical-align="middle"/>
      <style:text-properties fo:color="#000000" style:font-name="Times New Roman" fo:font-family="'Times New Roman'" style:font-family-generic="roman" style:font-pitch="variable" fo:font-size="12pt" fo:language="de" fo:country="DE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f2ba4b" style:font-name="Arial" fo:font-family="Arial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facd0c" style:font-name="Arial" fo:font-family="Arial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f39400" style:font-name="Arial" fo:font-family="Arial" style:font-family-generic="swiss" style:font-pitch="variable" fo:font-size="130%" fo:language="de" fo:country="DE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Arial" fo:font-family="Arial" style:font-family-generic="swiss" style:font-pitch="variable" fo:font-size="10pt" officeooo:rsid="009d10d6" style:font-size-asian="10pt" style:font-size-complex="10pt"/>
    </style:style>
    <style:style style:name="Title" style:family="paragraph" style:parent-style-name="Heading" style:next-style-name="Text_20_body" style:class="chapter">
      <style:paragraph-properties fo:margin-top="0.21cm" fo:margin-bottom="0.21cm" loext:contextual-spacing="false" fo:line-height="150%" fo:text-align="center" style:justify-single-word="false"/>
      <style:text-properties style:font-name="Arial"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benannt1" style:family="text">
      <style:text-properties fo:color="#ff9900" style:font-name="Univers LT Std" fo:font-family="'Univers LT Std'" style:font-style-name="55 Roman" style:font-pitch="variable" style:font-size-asian="10.5pt" style:font-weight-asian="normal" style:font-weight-complex="normal"/>
    </style:style>
    <style:style style:name="Wusch" style:family="text" style:parent-style-name="Drop_20_Caps">
      <style:text-properties fo:color="#ff950e" style:font-name="Raleway" fo:font-family="Raleway" style:font-style-name="Thin" style:font-pitch="variable" fo:font-size="36pt" fo:language="de" fo:country="DE" fo:font-style="normal" fo:font-weight="250" officeooo:rsid="0035bd1b" fo:background-color="#eeeeee" style:font-name-asian="TrebuchetMS" style:font-family-asian="TrebuchetMS" style:font-size-asian="36pt" style:font-style-asian="normal" style:font-weight-asian="normal" style:font-name-complex="TrebuchetMS" style:font-family-complex="TrebuchetMS" style:font-size-complex="36pt" style:language-complex="ar" style:country-complex="SA" style:font-style-complex="normal" style:font-weight-complex="normal"/>
    </style:style>
    <style:style style:name="Drop_20_Caps" style:display-name="Drop Caps" style:family="text">
      <style:text-properties style:font-name="Raleway" fo:font-family="Raleway" style:font-style-name="Thin" style:font-pitch="variable" fo:font-size="48pt" fo:font-weight="250" style:font-size-asian="10.5pt" style:font-weight-asian="normal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Page_20_Number" style:display-name="Page Number" style:family="text" style:parent-style-name="Absatz-Standardschriftart"/>
    <style:style style:name="Absatz-Standardschriftart" style:family="text">
      <style:text-properties fo:color="#ff9900" fo:font-size="36pt" style:font-size-asian="31.5pt" style:font-size-complex="36pt"/>
    </style:style>
    <style:style style:name="Numbering_20_Symbols" style:display-name="Numbering Symbols" style:family="text">
      <style:text-properties style:font-name="Arial" fo:font-family="Ari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style:font-name="Arial" fo:language="de" fo:country="DE"/>
    </style:style>
    <style:page-layout style:name="Mpm1">
      <style:page-layout-properties fo:page-width="21.001cm" fo:page-height="29.7cm" style:num-format="1" style:print-orientation="portrait" fo:margin-top="3cm" fo:margin-bottom="2cm" fo:margin-left="4.001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4.0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3cm" fo:margin-bottom="2cm" fo:margin-left="4.001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achelorarbeit Janet Lehmann</text:p>
      </style:header>
      <style:header-first>
        <text:p text:style-name="Header_20_left"/>
      </style:header-first>
      <style:footer>
        <text:p text:style-name="MP2"><text:page-number style:num-format="1" text:select-page="current">34</text:page-number></text:p>
      </style:footer>
      <style:footer-first>
        <text:p text:style-name="MP2"><text:page-number style:num-format="1" text:select-page="current">5</text:page-number></text:p>
      </style:footer-first>
    </style:master-page>
    <style:master-page style:name="Endnote" style:page-layout-name="Mpm2"/>
    <style:master-page style:name="Index" style:page-layout-name="Mpm3">
      <style:footer>
        <text:p text:style-name="MP2"><text:page-number style:num-format="I" text:select-page="current">X</text:page-number></text:p>
      </style:footer>
    </style:master-page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bkürzungsverzeichnis</dc:title>
    <dc:date>2018-08-03T12:31:17.649508130</dc:date>
    <dc:creator>Janet Lehmann</dc:creator>
    <meta:editing-duration>P0D</meta:editing-duration>
    <meta:editing-cycles>1</meta:editing-cycles>
    <meta:document-statistic meta:table-count="0" meta:image-count="0" meta:object-count="0" meta:paragraph-count="5" meta:word-count="7" meta:character-count="53" meta:non-whitespace-character-count="51"/>
    <meta:generator>LibreOffice/6.0.6.2$MacOSX_X86_64 LibreOffice_project/0c292870b25a325b5ed35f6b45599d2ea4458e77</meta:generator>
    <meta:template xlink:type="simple" xlink:actuate="onRequest" xlink:title="" xlink:href="../Bachelorarbeit_Master.odm" meta:date="2018-08-03T12:33:17.402823761"/>
  </office:meta>
</office:document-meta>
</file>